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45cm" fo:min-width="0.771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0.53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0.5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0.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.5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2.27cm" svg:y="2.27cm">
          <text:p text:style-name="P1">SCM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3" draw:id="id3" draw:layer="layout" svg:width="1.27cm" svg:height="1.27cm" svg:x="2.27cm" svg:y="4.81cm">
          <text:p text:style-name="P1">SCM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5" draw:id="id5" draw:layer="layout" svg:width="1.27cm" svg:height="1.27cm" svg:x="2.27cm" svg:y="7.35cm">
          <text:p text:style-name="P1">SCM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2" draw:id="id2" draw:layer="layout" svg:width="1.27cm" svg:height="1.27cm" svg:x="4.81cm" svg:y="2.27cm">
          <text:p text:style-name="P1">Bu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27cm" svg:height="1.27cm" svg:x="4.837cm" svg:y="7.35cm">
          <text:p text:style-name="P1">Bu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1.27cm" svg:height="1.27cm" svg:x="4.81cm" svg:y="4.81cm">
          <text:p text:style-name="P1">Buil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3.54cm" svg:y1="2.905cm" svg:x2="4.81cm" svg:y2="2.905cm" draw:start-shape="id1" draw:start-glue-point="8" draw:end-shape="id2" draw:end-glue-point="3" svg:d="M3540 2905h1270" svg:viewBox="0 0 1271 1">
          <text:p/>
        </draw:connector>
        <draw:connector draw:style-name="gr3" draw:text-style-name="P1" draw:layer="layout" svg:x1="3.54cm" svg:y1="5.445cm" svg:x2="4.81cm" svg:y2="5.445cm" draw:start-shape="id3" draw:start-glue-point="8" draw:end-shape="id4" draw:end-glue-point="3" svg:d="M3540 5445h1270" svg:viewBox="0 0 1271 1">
          <text:p/>
        </draw:connector>
        <draw:connector draw:style-name="gr3" draw:text-style-name="P1" draw:layer="layout" svg:x1="3.54cm" svg:y1="7.985cm" svg:x2="4.837cm" svg:y2="7.985cm" draw:start-shape="id5" draw:start-glue-point="8" draw:end-shape="id6" draw:end-glue-point="3" svg:d="M3540 7985h1297" svg:viewBox="0 0 1298 1">
          <text:p/>
        </draw:connector>
        <draw:custom-shape draw:style-name="gr2" draw:text-style-name="P1" xml:id="id7" draw:id="id7" draw:layer="layout" svg:width="1.27cm" svg:height="1.27cm" svg:x="7.363cm" svg:y="2.27cm">
          <text:p text:style-name="P1">Deploy</text:p>
          <text:p text:style-name="P1">to De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9" draw:id="id9" draw:layer="layout" svg:width="1.27cm" svg:height="1.27cm" svg:x="7.363cm" svg:y="7.35cm">
          <text:p text:style-name="P2"><text:span text:style-name="T1">Deploy</text:span></text:p>
          <text:p text:style-name="P1"><text:span text:style-name="T1">to 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27cm" svg:height="1.27cm" svg:x="7.363cm" svg:y="4.81cm">
          <text:p text:style-name="P2"><text:span text:style-name="T1">Deploy</text:span></text:p>
          <text:p text:style-name="P1"><text:span text:style-name="T1">to 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6.08cm" svg:y1="2.905cm" svg:x2="7.363cm" svg:y2="2.905cm" draw:start-shape="id2" draw:start-glue-point="1" draw:end-shape="id7" draw:end-glue-point="3" svg:d="M6080 2905h1283" svg:viewBox="0 0 1284 1">
          <text:p/>
        </draw:connector>
        <draw:connector draw:style-name="gr3" draw:text-style-name="P3" draw:layer="layout" svg:x1="6.08cm" svg:y1="5.445cm" svg:x2="7.363cm" svg:y2="5.445cm" draw:start-shape="id4" draw:start-glue-point="1" draw:end-shape="id8" svg:d="M6080 5445h1283" svg:viewBox="0 0 1284 1">
          <text:p/>
        </draw:connector>
        <draw:connector draw:style-name="gr3" draw:text-style-name="P3" draw:layer="layout" svg:x1="6.107cm" svg:y1="7.985cm" svg:x2="7.363cm" svg:y2="7.985cm" draw:start-shape="id6" draw:start-glue-point="1" draw:end-shape="id9" draw:end-glue-point="3" svg:d="M6107 7985h1256" svg:viewBox="0 0 1257 1">
          <text:p/>
        </draw:connector>
        <draw:custom-shape draw:style-name="gr2" draw:text-style-name="P1" xml:id="id11" draw:id="id11" draw:layer="layout" svg:width="1.27cm" svg:height="1.27cm" svg:x="12.938cm" svg:y="4.81cm">
          <text:p text:style-name="P1">Deploy</text:p>
          <text:p text:style-name="P1">to Te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3" draw:id="id13" draw:layer="layout" svg:width="1.27cm" svg:height="1.27cm" svg:x="17.51cm" svg:y="4.81cm">
          <text:p text:style-name="P1">Deploy</text:p>
          <text:p text:style-name="P1">to U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5" draw:id="id15" draw:layer="layout" svg:width="1.27cm" svg:height="1.27cm" svg:x="22.59cm" svg:y="4.81cm">
          <text:p text:style-name="P1">Deploy</text:p>
          <text:p text:style-name="P1">to P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2" draw:id="id12" draw:layer="layout" svg:width="2.059cm" svg:height="1.905cm" svg:x="14.843cm" svg:y="4.493cm">
          <text:p text:style-name="P3"><text:span text:style-name="T2">QA </text:span></text:p>
          <text:p text:style-name="P3"><text:span text:style-name="T2">Approva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14" draw:id="id14" draw:layer="layout" svg:width="2.059cm" svg:height="1.905cm" svg:x="19.515cm" svg:y="4.493cm">
          <text:p text:style-name="P3"><text:span text:style-name="T2">Business </text:span></text:p>
          <text:p text:style-name="P3"><text:span text:style-name="T2">Approva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10" draw:id="id10" draw:layer="layout" svg:width="2.059cm" svg:height="1.905cm" svg:x="10.117cm" svg:y="4.493cm">
          <text:p text:style-name="P3"><text:span text:style-name="T2">Schedul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5" draw:layer="layout" draw:type="line" svg:x1="8.633cm" svg:y1="2.905cm" svg:x2="10.117cm" svg:y2="5.446cm" draw:start-shape="id7" draw:start-glue-point="1" draw:end-shape="id10" draw:end-glue-point="5" svg:d="M8633 2905l1484 2541" svg:viewBox="0 0 1485 2542">
          <text:p/>
        </draw:connector>
        <draw:connector draw:style-name="gr5" draw:text-style-name="P5" draw:layer="layout" draw:type="line" svg:x1="8.633cm" svg:y1="5.445cm" svg:x2="10.117cm" svg:y2="5.446cm" draw:start-shape="id8" draw:start-glue-point="1" draw:end-shape="id10" draw:end-glue-point="5" svg:d="M8633 5445l1484 1" svg:viewBox="0 0 1485 2">
          <text:p/>
        </draw:connector>
        <draw:connector draw:style-name="gr5" draw:text-style-name="P5" draw:layer="layout" draw:type="line" svg:x1="8.633cm" svg:y1="7.985cm" svg:x2="10.117cm" svg:y2="5.446cm" draw:start-shape="id9" draw:start-glue-point="1" draw:end-shape="id10" draw:end-glue-point="5" svg:d="M8633 7985l1484-2539" svg:viewBox="0 0 1485 2540">
          <text:p/>
        </draw:connector>
        <draw:connector draw:style-name="gr5" draw:text-style-name="P5" draw:layer="layout" draw:type="line" svg:x1="12.176cm" svg:y1="5.446cm" svg:x2="12.938cm" svg:y2="5.445cm" draw:start-shape="id10" draw:start-glue-point="7" draw:end-shape="id11" draw:end-glue-point="3" svg:d="M12176 5446l762-1" svg:viewBox="0 0 763 2">
          <text:p/>
        </draw:connector>
        <draw:connector draw:style-name="gr5" draw:text-style-name="P5" draw:layer="layout" draw:type="line" svg:x1="14.208cm" svg:y1="5.445cm" svg:x2="14.843cm" svg:y2="5.446cm" draw:start-shape="id11" draw:start-glue-point="1" draw:end-shape="id12" draw:end-glue-point="5" svg:d="M14208 5445l635 1" svg:viewBox="0 0 636 2">
          <text:p/>
        </draw:connector>
        <draw:connector draw:style-name="gr5" draw:text-style-name="P5" draw:layer="layout" draw:type="line" svg:x1="16.902cm" svg:y1="5.446cm" svg:x2="17.51cm" svg:y2="5.445cm" draw:start-shape="id12" draw:start-glue-point="7" draw:end-shape="id13" draw:end-glue-point="3" svg:d="M16902 5446l608-1" svg:viewBox="0 0 609 2">
          <text:p/>
        </draw:connector>
        <draw:connector draw:style-name="gr5" draw:text-style-name="P5" draw:layer="layout" draw:type="line" svg:x1="18.78cm" svg:y1="5.445cm" svg:x2="19.515cm" svg:y2="5.446cm" draw:start-shape="id13" draw:start-glue-point="1" draw:end-shape="id14" draw:end-glue-point="5" svg:d="M18780 5445l735 1" svg:viewBox="0 0 736 2">
          <text:p/>
        </draw:connector>
        <draw:connector draw:style-name="gr5" draw:text-style-name="P5" draw:layer="layout" draw:type="line" svg:x1="21.574cm" svg:y1="5.446cm" svg:x2="22.59cm" svg:y2="5.445cm" draw:start-shape="id14" draw:start-glue-point="7" draw:end-shape="id15" draw:end-glue-point="3" svg:d="M21574 5446l1016-1" svg:viewBox="0 0 1017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08:38:32.227000000</meta:creation-date>
    <dc:date>2018-07-03T11:25:53.601000000</dc:date>
    <meta:editing-duration>PT2H15M47S</meta:editing-duration>
    <meta:editing-cycles>2</meta:editing-cycles>
    <meta:generator>LibreOffice/6.0.5.2$Windows_X86_64 LibreOffice_project/54c8cbb85f300ac59db32fe8a675ff7683cd5a16</meta:generator>
    <meta:document-statistic meta:object-count="29"/>
  </office:meta>
</office:document-meta>
</file>